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16000002440000017E0ABAB9C6.svm" manifest:media-type=""/>
  <manifest:file-entry manifest:full-path="Pictures/200000070000018D000000FB1047CC63.svm" manifest:media-type=""/>
  <manifest:file-entry manifest:full-path="Pictures/2000000700000197000000F3404099EA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4586" draw:marker-start-width="0.276cm" draw:marker-end-width="0.276cm" draw:fill="solid" draw:fill-color="#cfe7f5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TexMathsArgs="16§display§\text{Im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TexMathsArgs="16§display§\textrm{Re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TexMathsArgs="20§display§\overset{\text{solve}}{\implies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Fine_20_Dashed" svg:stroke-width="0.025cm" svg:stroke-color="#80808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Ultrafine_20_Dashed" svg:stroke-width="0.076cm" svg:stroke-color="#000000" draw:marker-start-width="0.237cm" draw:marker-end="Arrow" draw:marker-end-width="0.203cm" draw:fill="none" draw:textarea-vertical-align="middle" fo:padding-top="0.162cm" fo:padding-bottom="0.162cm" fo:padding-left="0.287cm" fo:padding-right="0.287cm"/>
    </style:style>
    <style:style style:name="gr10" style:family="graphic" style:parent-style-name="objectwithoutfill">
      <style:graphic-properties draw:stroke="solid" draw:stroke-dash="Fine_20_Dashed" svg:stroke-width="0.076cm" svg:stroke-color="#dc2300" draw:marker-start-width="0.237cm" draw:marker-end="Arrow" draw:marker-end-width="0.203cm" draw:fill="none" draw:textarea-vertical-align="middle" fo:padding-top="0.162cm" fo:padding-bottom="0.162cm" fo:padding-left="0.287cm" fo:padding-right="0.287cm"/>
    </style:style>
    <style:style style:name="gr11" style:family="graphic" style:parent-style-name="objectwithoutfill">
      <style:graphic-properties svg:stroke-width="0.051cm" svg:stroke-color="#004586" draw:marker-start-width="0.268cm" draw:marker-end="Arrow" draw:marker-end-width="0.217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4586" draw:marker-start="Arrow" draw:marker-start-width="0.229cm" draw:marker-end="" draw:marker-end-width="0.21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85cm" svg:height="5.885cm" draw:transform="rotate (-1.5707963267949) translate (3.922cm 4.548cm)">
          <text:p/>
          <draw:enhanced-geometry draw:glue-point-type="segments" draw:type="mso-spt100" draw:modifiers="-89.8444110287115 -179.8636744732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885cm" svg:height="5.885cm" draw:transform="rotate (-1.5707963267949) translate (3.921cm 0.547cm)">
          <text:p/>
          <draw:enhanced-geometry draw:glue-point-type="segments" draw:type="mso-spt100" draw:modifiers="-89.8444110287115 -179.23725271939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" draw:text-style-name="P1" draw:layer="layout" svg:width="0.65cm" svg:height="0.387cm" svg:x="0.054cm" svg:y="0.048cm">
          <draw:image xlink:href="Pictures/2000000700000197000000F3404099EA.svm" xlink:type="simple" xlink:show="embed" xlink:actuate="onLoad">
            <text:p/>
          </draw:image>
        </draw:frame>
        <draw:frame draw:style-name="gr3" draw:text-style-name="P1" draw:layer="layout" svg:width="0.634cm" svg:height="0.4cm" svg:x="4.251cm" svg:y="3.635cm">
          <draw:image xlink:href="Pictures/200000070000018D000000FB1047CC63.svm" xlink:type="simple" xlink:show="embed" xlink:actuate="onLoad">
            <text:p/>
          </draw:image>
        </draw:frame>
        <draw:frame draw:style-name="gr4" draw:text-style-name="P1" draw:layer="layout" svg:width="1.158cm" svg:height="0.762cm" draw:transform="rotate (-1.5707963267949) translate (-1.343cm 2.794cm)">
          <draw:image xlink:href="Pictures/20000016000002440000017E0ABAB9C6.svm" xlink:type="simple" xlink:show="embed" xlink:actuate="onLoad">
            <text:p/>
          </draw:image>
        </draw:frame>
        <draw:custom-shape draw:style-name="gr5" draw:text-style-name="P1" draw:layer="layout" svg:width="0.127cm" svg:height="2.842cm" draw:transform="rotate (-1.5707963267949) translate (3.9cm 3.55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C§svg§600§FALSE</svg:desc>
          <draw:polygon draw:style-name="gr6" draw:layer="layout" svg:width="0.387cm" svg:height="0.337cm" svg:x="2.241cm" svg:y="3.797cm" svg:viewBox="0 0 388 338" draw:points="195,338 0,338 0,0 388,0 388,338">
            <text:p/>
          </draw:polygon>
          <draw:path draw:style-name="gr7" draw:layer="layout" svg:width="0.351cm" svg:height="0.359cm" svg:x="2.266cm" svg:y="3.786cm" svg:viewBox="0 0 352 360" svg:d="m352 6c0-3-2-6-6-6-1 0-3 0-8 6l-34 37c-6-7-28-43-83-43-110 0-221 109-221 224 0 81 59 136 134 136 42 0 80-21 107-43 46-41 55-86 55-87 0-4-6-4-7-4-3 0-5 0-6 4-4 14-15 49-50 78-34 28-65 37-92 37-43 0-96-27-96-104 0-28 11-108 60-165 29-35 77-61 121-61 50 0 79 38 79 96 0 19-1 21-1 25 0 5 6 5 7 5 7 0 7-1 8-9z">
            <text:p/>
          </draw:path>
        </draw:g>
        <draw:frame draw:style-name="gr2" draw:text-style-name="P1" draw:layer="layout" svg:width="0.65cm" svg:height="0.387cm" svg:x="0.054cm" svg:y="4.212cm">
          <draw:image xlink:href="Pictures/2000000700000197000000F3404099EA.svm" xlink:type="simple" xlink:show="embed" xlink:actuate="onLoad">
            <text:p/>
          </draw:image>
        </draw:frame>
        <draw:frame draw:style-name="gr3" draw:text-style-name="P1" draw:layer="layout" svg:width="0.634cm" svg:height="0.4cm" svg:x="4.754cm" svg:y="7.447cm">
          <draw:image xlink:href="Pictures/200000070000018D000000FB1047CC63.svm" xlink:type="simple" xlink:show="embed" xlink:actuate="onLoad">
            <text:p/>
          </draw:image>
        </draw:frame>
        <draw:custom-shape draw:style-name="gr8" draw:text-style-name="P1" draw:layer="layout" svg:width="1.016cm" svg:height="0.889cm" svg:x="2.848cm" svg:y="4.191cm">
          <text:p/>
          <draw:enhanced-geometry svg:viewBox="0 0 21600 21600" draw:text-areas="?f0 0 ?f2 ?f5" draw:type="down-arrow" draw:modifiers="12377.5280898876 5012.389380530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9" draw:text-style-name="P1" draw:layer="layout" svg:x1="1.011cm" svg:y1="3.427cm" svg:x2="2.661cm" svg:y2="3.033cm">
          <text:p/>
        </draw:line>
        <draw:line draw:style-name="gr9" draw:text-style-name="P1" draw:layer="layout" svg:x1="1.03cm" svg:y1="3.449cm" svg:x2="1.645cm" svg:y2="2.545cm">
          <text:p/>
        </draw:line>
        <draw:line draw:style-name="gr9" draw:text-style-name="P1" draw:layer="layout" svg:x1="1.03cm" svg:y1="3.474cm" svg:x2="1.137cm" svg:y2="1.539cm">
          <text:p/>
        </draw:line>
        <draw:line draw:style-name="gr10" draw:text-style-name="P1" draw:layer="layout" svg:x1="1.02cm" svg:y1="3.395cm" svg:x2="1.274cm" svg:y2="2.722cm">
          <text:p/>
        </draw:line>
        <draw:line draw:style-name="gr10" draw:text-style-name="P1" draw:layer="layout" svg:x1="0.991cm" svg:y1="3.436cm" svg:x2="2.136cm" svg:y2="2.657cm">
          <text:p/>
        </draw:line>
        <draw:line draw:style-name="gr10" draw:text-style-name="P1" draw:layer="layout" svg:x1="1.011cm" svg:y1="3.437cm" svg:x2="2.215cm" svg:y2="3.343cm">
          <text:p/>
        </draw:line>
        <draw:line draw:style-name="gr11" draw:text-style-name="P1" draw:layer="layout" svg:x1="0.961cm" svg:y1="3.491cm" svg:x2="4.685cm" svg:y2="3.491cm">
          <text:p/>
        </draw:line>
        <draw:line draw:style-name="gr12" draw:text-style-name="P1" draw:layer="layout" svg:x1="0.985cm" svg:y1="0.054cm" svg:x2="0.985cm" svg:y2="3.483cm">
          <text:p/>
        </draw:line>
        <draw:line draw:style-name="gr10" draw:text-style-name="P1" draw:layer="layout" svg:x1="2.332cm" svg:y1="6.096cm" svg:x2="3.536cm" svg:y2="6.002cm">
          <text:p/>
        </draw:line>
        <draw:line draw:style-name="gr10" draw:text-style-name="P1" draw:layer="layout" svg:x1="2.095cm" svg:y1="6.74cm" svg:x2="2.349cm" svg:y2="6.067cm">
          <text:p/>
        </draw:line>
        <draw:line draw:style-name="gr10" draw:text-style-name="P1" draw:layer="layout" svg:x1="0.992cm" svg:y1="7.461cm" svg:x2="2.137cm" svg:y2="6.682cm">
          <text:p/>
        </draw:line>
        <draw:line draw:style-name="gr11" draw:text-style-name="P1" draw:layer="layout" svg:x1="0.961cm" svg:y1="7.492cm" svg:x2="4.685cm" svg:y2="7.492cm">
          <text:p/>
        </draw:line>
        <draw:line draw:style-name="gr12" draw:text-style-name="P1" draw:layer="layout" svg:x1="0.985cm" svg:y1="3.964cm" svg:x2="0.985cm" svg:y2="7.4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461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7T02:34:24</meta:creation-date>
    <dc:date>2014-09-07T17:41:56.731222715</dc:date>
    <meta:editing-duration>PT9H19M49S</meta:editing-duration>
    <meta:editing-cycles>74</meta:editing-cycles>
    <meta:generator>LibreOffice/4.1.3.2$Linux_X86_64 LibreOffice_project/410m0$Build-2</meta:generator>
    <meta:document-statistic meta:object-count="25"/>
  </office:meta>
</office:document-meta>
</file>